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a72" officeooo:paragraph-rsid="00005a72"/>
    </style:style>
    <style:style style:name="P2" style:family="paragraph" style:parent-style-name="Standard">
      <style:text-properties officeooo:rsid="0001b152" officeooo:paragraph-rsid="0001b152"/>
    </style:style>
    <style:style style:name="P3" style:family="paragraph" style:parent-style-name="Standard">
      <style:text-properties officeooo:rsid="0003906a" officeooo:paragraph-rsid="0003906a"/>
    </style:style>
    <style:style style:name="P4" style:family="paragraph" style:parent-style-name="Standard">
      <style:text-properties officeooo:rsid="0003f0ac" officeooo:paragraph-rsid="0003f0ac"/>
    </style:style>
    <style:style style:name="P5" style:family="paragraph" style:parent-style-name="Standard">
      <style:text-properties officeooo:rsid="00054bff" officeooo:paragraph-rsid="00054bff"/>
    </style:style>
    <style:style style:name="P6" style:family="paragraph" style:parent-style-name="Standard">
      <style:text-properties officeooo:rsid="000635b1" officeooo:paragraph-rsid="000635b1"/>
    </style:style>
    <style:style style:name="P7" style:family="paragraph" style:parent-style-name="Standard">
      <style:text-properties officeooo:rsid="0006ff5f" officeooo:paragraph-rsid="0006ff5f"/>
    </style:style>
    <style:style style:name="T1" style:family="text">
      <style:text-properties officeooo:rsid="000390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e es el Docker?</text:p>
      <text:p text:style-name="P1"/>
      <text:p text:style-name="P1">Es un software de código abierto utilizado para desplegar aplicaciones dentro de contenedores virtuales, permitiendo ejecutar estas aplicaciones independientemente del entorno en el que se ecuentren.</text:p>
      <text:p text:style-name="P1"/>
      <text:p text:style-name="P2">Origen del docker</text:p>
      <text:p text:style-name="P2"/>
      <text:p text:style-name="P2"><text:span text:style-name="T1">C</text:span>omenzó como un proyecto interno dentro dotCloud,​ empresa enfocado a una plataforma como un servicio (PaaS). <text:s/>La idea principal era proporcionar una plataforma de contenedores ligera y portátil que facilitara la implementación de aplicaciones.</text:p>
      <text:p text:style-name="P3">En junio de 2014 se lanzó la primera versión estable.</text:p>
      <text:p text:style-name="P3"/>
      <text:p text:style-name="P4">¿Que problema intenta resolver Docker en el desarrollo de software?</text:p>
      <text:p text:style-name="P4">Los impedimentos que resultarían de intentar usar aplicaciones en diferentes entornos.</text:p>
      <text:p text:style-name="P4"/>
      <text:p text:style-name="P5">Características principales del Docker.</text:p>
      <text:p text:style-name="P5"/>
      <text:p text:style-name="P6">- Portabilidad: capacidad para desplegarlo en otros sistemas, ahorrandonos tener que instalar las aplicaciones que necesitariamos.</text:p>
      <text:p text:style-name="P6">- Ligereza: Tiene un peso bajo</text:p>
      <text:p text:style-name="P6">- Autosuficiencia: El contenedor Docker contiene las librerias y archivos necesarios para funcionar, un entorno similar al de Git, permitiendo controlar cada cambio que se realiza en el.</text:p>
      <text:p text:style-name="P5"/>
      <text:p text:style-name="P7">Arquitectura básica del Docker</text:p>
      <text:p text:style-name="P7"/>
      <text:p text:style-name="P7">https://openwebinars.net/blog/docker-que-es-sus-principales-caracteristicas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9:02:53.201000000</meta:creation-date>
    <dc:date>2024-04-03T20:50:46.118000000</dc:date>
    <meta:editing-duration>PT1H47M26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3" meta:word-count="130" meta:character-count="1175" meta:non-whitespace-character-count="863"/>
  </office:meta>
</office:document-meta>
</file>